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Resolver.setDefaultMimeType( String default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Resolver.getMimeTyp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meResolver.MimeResolver( Properties additionalProperties , String defaultMim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meResolver.getDefaul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Resolver.Mime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